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ac7" officeooo:paragraph-rsid="001ecac7"/>
    </style:style>
    <style:style style:name="P2" style:family="paragraph" style:parent-style-name="Standard">
      <style:text-properties fo:color="#3465a4" officeooo:rsid="001ecac7" officeooo:paragraph-rsid="001ecac7"/>
    </style:style>
    <style:style style:name="P3" style:family="paragraph" style:parent-style-name="Standard">
      <style:text-properties fo:color="#3465a4" officeooo:rsid="00204cd8" officeooo:paragraph-rsid="00204cd8"/>
    </style:style>
    <style:style style:name="P4" style:family="paragraph" style:parent-style-name="Standard">
      <style:text-properties fo:color="#3465a4" officeooo:rsid="0020e0f4" officeooo:paragraph-rsid="00224a89"/>
    </style:style>
    <style:style style:name="P5" style:family="paragraph" style:parent-style-name="Standard">
      <style:text-properties fo:color="#3465a4" fo:font-size="11pt" fo:font-weight="normal" officeooo:rsid="00224a89" officeooo:paragraph-rsid="00241a7a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3465a4" fo:font-size="11pt" fo:font-weight="normal" officeooo:rsid="00224a89" officeooo:paragraph-rsid="0025767c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3465a4" fo:font-size="11pt" fo:font-weight="normal" officeooo:rsid="00224a89" officeooo:paragraph-rsid="00224a89" style:font-size-asian="11pt" style:font-weight-asian="normal" style:font-size-complex="11pt" style:font-weight-complex="normal"/>
    </style:style>
    <style:style style:name="P8" style:family="paragraph" style:parent-style-name="Standard">
      <style:text-properties fo:color="#3465a4" fo:font-size="11pt" fo:font-weight="normal" officeooo:rsid="00224a89" officeooo:paragraph-rsid="0029728a" style:font-size-asian="11pt" style:font-weight-asian="normal" style:font-size-complex="11pt" style:font-weight-complex="normal"/>
    </style:style>
    <style:style style:name="P9" style:family="paragraph" style:parent-style-name="Standard">
      <style:text-properties fo:color="#3465a4" fo:font-size="11pt" fo:font-weight="normal" officeooo:rsid="00241a7a" officeooo:paragraph-rsid="00241a7a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3465a4" fo:font-size="11pt" fo:font-weight="normal" officeooo:rsid="0029728a" officeooo:paragraph-rsid="0029728a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3465a4" fo:font-size="11pt" fo:font-weight="normal" officeooo:rsid="0029728a" officeooo:paragraph-rsid="002ceb59" style:font-size-asian="11pt" style:font-weight-asian="normal" style:font-size-complex="11pt" style:font-weight-complex="normal"/>
    </style:style>
    <style:style style:name="P12" style:family="paragraph" style:parent-style-name="Standard">
      <style:text-properties fo:color="#3465a4" fo:font-size="11pt" fo:font-weight="normal" officeooo:rsid="002ceb59" officeooo:paragraph-rsid="002ceb59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3465a4" fo:font-size="11pt" fo:font-weight="normal" officeooo:rsid="0030e4d7" officeooo:paragraph-rsid="0030e4d7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3465a4" fo:font-size="11pt" fo:font-weight="normal" officeooo:rsid="00327c48" officeooo:paragraph-rsid="00327c48" style:font-size-asian="11pt" style:font-weight-asian="normal" style:font-size-complex="11pt" style:font-weight-complex="normal"/>
    </style:style>
    <style:style style:name="P15" style:family="paragraph" style:parent-style-name="Standard">
      <style:text-properties fo:color="#3465a4" style:font-name="Liberation Serif" fo:font-size="11pt" fo:font-weight="normal" officeooo:rsid="002e9b67" officeooo:paragraph-rsid="002e9b67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3465a4" style:font-name="Liberation Serif" fo:font-size="11pt" fo:font-weight="normal" officeooo:rsid="002feaa9" officeooo:paragraph-rsid="002e9b67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3465a4" style:font-name="Liberation Serif" fo:font-size="11pt" fo:font-weight="normal" officeooo:rsid="002feaa9" officeooo:paragraph-rsid="002feaa9" style:font-size-asian="11pt" style:font-weight-asian="normal" style:font-size-complex="11pt" style:font-weight-complex="normal"/>
    </style:style>
    <style:style style:name="P18" style:family="paragraph" style:parent-style-name="Standard">
      <style:text-properties fo:color="#3465a4" style:font-name="Liberation Serif" fo:font-size="11pt" fo:font-weight="normal" officeooo:rsid="002feaa9" officeooo:paragraph-rsid="00359804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3465a4" style:font-name="Liberation Serif" fo:font-size="11pt" fo:font-weight="normal" officeooo:rsid="0034a42e" officeooo:paragraph-rsid="0034a42e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3465a4" style:font-name="Liberation Serif" fo:font-size="11pt" fo:font-weight="normal" officeooo:rsid="0034a42e" officeooo:paragraph-rsid="00359804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officeooo:rsid="001ecac7" officeooo:paragraph-rsid="001ecac7"/>
    </style:style>
    <style:style style:name="P22" style:family="paragraph" style:parent-style-name="Standard">
      <style:text-properties fo:color="#000000" officeooo:rsid="00204cd8" officeooo:paragraph-rsid="00204cd8"/>
    </style:style>
    <style:style style:name="P23" style:family="paragraph" style:parent-style-name="Standard">
      <style:text-properties fo:color="#000000" fo:font-size="16pt" fo:font-weight="bold" officeooo:rsid="00224a89" officeooo:paragraph-rsid="00224a89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000000" fo:font-size="12pt" fo:font-weight="normal" officeooo:rsid="00224a89" officeooo:paragraph-rsid="00224a8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erif" fo:font-size="12pt" fo:font-weight="normal" officeooo:rsid="0029728a" officeooo:paragraph-rsid="00241a7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Liberation Serif" fo:font-size="12pt" fo:font-weight="normal" officeooo:rsid="002e9b67" officeooo:paragraph-rsid="002e9b6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Liberation Serif" fo:font-size="16pt" fo:font-weight="bold" officeooo:rsid="002e9b67" officeooo:paragraph-rsid="002e9b67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paragraph-rsid="0029728a"/>
    </style:style>
    <style:style style:name="P29" style:family="paragraph" style:parent-style-name="Standard">
      <style:text-properties officeooo:paragraph-rsid="002dad2d"/>
    </style:style>
    <style:style style:name="P3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1" style:family="paragraph" style:parent-style-name="Standard">
      <style:text-properties fo:color="#d4d4d4" style:font-name="Droid Sans Mono" fo:font-size="10.5pt" fo:font-weight="normal" officeooo:rsid="002feaa9" officeooo:paragraph-rsid="002e9b67" fo:background-color="#1e1e1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style:line-height-at-least="0.503cm"/>
    </style:style>
    <style:style style:name="P33" style:family="paragraph">
      <loext:graphic-properties draw:fill-color="#eeeeee"/>
    </style:style>
    <style:style style:name="P34" style:family="paragraph">
      <loext:graphic-properties draw:fill="none" draw:fill-color="#ffffff"/>
    </style:style>
    <style:style style:name="P35" style:family="paragraph">
      <style:text-properties fo:color="#ff0000"/>
    </style:style>
    <style:style style:name="P36" style:family="paragraph">
      <loext:graphic-properties draw:fill="none" draw:fill-color="#ffffff"/>
      <style:text-properties fo:color="#ff0000"/>
    </style:style>
    <style:style style:name="P37" style:family="paragraph">
      <style:text-properties fo:color="#468a1a"/>
    </style:style>
    <style:style style:name="P38" style:family="paragraph">
      <loext:graphic-properties draw:fill="none" draw:fill-color="#ffffff"/>
      <style:text-properties fo:color="#468a1a"/>
    </style:style>
    <style:style style:name="P39" style:family="paragraph">
      <style:text-properties fo:color="#3465a4"/>
    </style:style>
    <style:style style:name="P40" style:family="paragraph">
      <loext:graphic-properties draw:fill="none" draw:fill-color="#ffffff"/>
      <style:text-properties fo:color="#3465a4"/>
    </style:style>
    <style:style style:name="P41" style:family="paragraph">
      <style:paragraph-properties fo:text-align="center"/>
      <style:text-properties fo:color="#468a1a"/>
    </style:style>
    <style:style style:name="P42" style:family="paragraph">
      <loext:graphic-properties draw:fill="none" draw:fill-color="#ffffff"/>
      <style:paragraph-properties fo:text-align="center"/>
      <style:text-properties fo:color="#468a1a"/>
    </style:style>
    <style:style style:name="P43" style:family="paragraph">
      <loext:graphic-properties draw:fill="none"/>
    </style:style>
    <style:style style:name="T1" style:family="text">
      <style:text-properties officeooo:rsid="00204cd8"/>
    </style:style>
    <style:style style:name="T2" style:family="text">
      <style:text-properties fo:color="#3465a4" style:font-name="monospace" fo:font-size="11pt" fo:font-weight="normal" officeooo:rsid="002ceb59" style:font-size-asian="11pt" style:font-weight-asian="normal" style:font-size-complex="11pt" style:font-weight-complex="normal"/>
    </style:style>
    <style:style style:name="T3" style:family="text">
      <style:text-properties fo:color="#3465a4" style:font-name="monospace" fo:font-size="11pt" fo:font-weight="normal" officeooo:rsid="00224a89" style:font-size-asian="11pt" style:font-weight-asian="normal" style:font-size-complex="11pt" style:font-weight-complex="normal"/>
    </style:style>
    <style:style style:name="T4" style:family="text">
      <style:text-properties fo:color="#3465a4" style:font-name="monospace" fo:font-size="11pt" fo:font-weight="normal" officeooo:rsid="00241a7a" style:font-size-asian="11pt" style:font-weight-asian="normal" style:font-size-complex="11pt" style:font-weight-complex="normal"/>
    </style:style>
    <style:style style:name="T5" style:family="text">
      <style:text-properties fo:color="#3465a4" style:font-name="monospace" fo:font-size="11pt" fo:font-weight="normal" officeooo:rsid="0029728a" style:font-size-asian="11pt" style:font-weight-asian="normal" style:font-size-complex="11pt" style:font-weight-complex="normal"/>
    </style:style>
    <style:style style:name="T6" style:family="text">
      <style:text-properties fo:color="#3465a4" style:font-name="monospace" fo:font-size="11pt" fo:font-weight="normal" officeooo:rsid="002dad2d" style:font-size-asian="11pt" style:font-weight-asian="normal" style:font-size-complex="11pt" style:font-weight-complex="normal"/>
    </style:style>
    <style:style style:name="T7" style:family="text">
      <style:text-properties fo:color="#3465a4" style:font-name="monospace" fo:font-size="11pt" fo:font-weight="normal" officeooo:rsid="00341a63" style:font-size-asian="11pt" style:font-weight-asian="normal" style:font-size-complex="11pt" style:font-weight-complex="normal"/>
    </style:style>
    <style:style style:name="T8" style:family="text">
      <style:text-properties officeooo:rsid="00224a89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3.5pt"/>
    </style:style>
    <style:style style:name="T11" style:family="text">
      <style:text-properties style:font-name="monospace" fo:font-size="13.5pt" officeooo:rsid="00224a89"/>
    </style:style>
    <style:style style:name="T12" style:family="text">
      <style:text-properties style:font-name="monospace" officeooo:rsid="00241a7a"/>
    </style:style>
    <style:style style:name="T13" style:family="text">
      <style:text-properties style:font-name="monospace" officeooo:rsid="0025767c"/>
    </style:style>
    <style:style style:name="T14" style:family="text">
      <style:text-properties style:font-name="monospace" officeooo:rsid="0029728a"/>
    </style:style>
    <style:style style:name="T15" style:family="text">
      <style:text-properties style:font-name="monospace" officeooo:rsid="002b2b23"/>
    </style:style>
    <style:style style:name="T16" style:family="text">
      <style:text-properties style:font-name="monospace" officeooo:rsid="002ceb59"/>
    </style:style>
    <style:style style:name="T17" style:family="text">
      <style:text-properties style:font-name="monospace" officeooo:rsid="00224a89"/>
    </style:style>
    <style:style style:name="T18" style:family="text">
      <style:text-properties style:font-name="monospace" officeooo:rsid="00327c48"/>
    </style:style>
    <style:style style:name="T19" style:family="text">
      <style:text-properties style:font-name="monospace" officeooo:rsid="00341a63"/>
    </style:style>
    <style:style style:name="T20" style:family="text">
      <style:text-properties style:font-name="monospace" officeooo:rsid="0034a42e"/>
    </style:style>
    <style:style style:name="T21" style:family="text">
      <style:text-properties style:font-name="monospace" officeooo:rsid="00359804"/>
    </style:style>
    <style:style style:name="T22" style:family="text">
      <style:text-properties style:font-name="monospace" officeooo:rsid="003612b8"/>
    </style:style>
    <style:style style:name="T23" style:family="text">
      <style:text-properties officeooo:rsid="002646b3"/>
    </style:style>
    <style:style style:name="T24" style:family="text">
      <style:text-properties fo:color="#c586c0"/>
    </style:style>
    <style:style style:name="T25" style:family="text">
      <style:text-properties fo:color="#c586c0" style:font-name="monospace" officeooo:rsid="00359804"/>
    </style:style>
    <style:style style:name="T26" style:family="text">
      <style:text-properties fo:color="#569cd6"/>
    </style:style>
    <style:style style:name="T27" style:family="text">
      <style:text-properties fo:color="#b5cea8"/>
    </style:style>
    <style:style style:name="T28" style:family="text">
      <style:text-properties fo:color="#dcdcaa"/>
    </style:style>
    <style:style style:name="T29" style:family="text">
      <style:text-properties fo:color="#ce9178"/>
    </style:style>
    <style:style style:name="T30" style:family="text">
      <style:text-properties fo:color="#ff0000"/>
    </style:style>
    <style:style style:name="T31" style:family="text">
      <style:text-properties fo:color="#468a1a"/>
    </style:style>
    <style:style style:name="T32" style:family="text">
      <style:text-properties fo:color="#000000"/>
    </style:style>
    <style:style style:name="T33" style:family="text">
      <style:text-properties fo:color="#3465a4"/>
    </style:style>
    <style:style style:name="gr1" style:family="graphic">
      <style:graphic-properties draw:fill-color="#eeeeee" draw:textarea-horizontal-align="justify" draw:textarea-vertical-align="middle" draw:auto-grow-height="false" fo:min-height="0.385cm" fo:min-width="3.4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fill-color="#eeeeee" draw:textarea-horizontal-align="justify" draw:textarea-vertical-align="middle" draw:auto-grow-height="false" fo:min-height="2.995cm" fo:min-width="0.3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3465a4" draw:fill-color="#eeeeee" draw:textarea-horizontal-align="justify" draw:textarea-vertical-align="middle" draw:auto-grow-height="false" fo:min-height="2.445cm" fo:min-width="0.4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3465a4" draw:fill-color="#eeeeee" draw:textarea-horizontal-align="justify" draw:textarea-vertical-align="middle" draw:auto-grow-height="false" fo:min-height="0.332cm" fo:min-width="3.2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1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01cm" svg:stroke-color="#3465a4" draw:marker-start-width="0.503cm" draw:marker-end-width="0.503cm" draw:fill="none" draw:textarea-horizontal-align="justify" draw:textarea-vertical-align="middle" draw:auto-grow-height="false" fo:min-height="1.346cm" fo:min-width="3.7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1" draw:text-style-name="P33" svg:width="3.996cm" svg:height="0.77cm" svg:x="3.18cm" svg:y="0.3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" draw:name="Forme2" draw:style-name="gr2" draw:text-style-name="P34" svg:width="2.844cm" svg:height="0.563cm" svg:x="0.046cm" svg:y="0.575cm"><draw:text-box><text:p>Num = os.fork()</text:p></draw:text-box></draw:frame><draw:frame text:anchor-type="paragraph" draw:z-index="2" draw:name="Forme3" draw:style-name="gr3" draw:text-style-name="P36" svg:width="2.994cm" svg:height="0.976cm" svg:x="3.385cm" svg:y="-0.286cm"><draw:text-box><text:p text:style-name="P35"><text:span text:style-name="T30">Num = 18 (père)</text:span></text:p></draw:text-box></draw:frame><draw:custom-shape text:anchor-type="paragraph" draw:z-index="3" draw:name="Forme4" draw:style-name="gr4" draw:text-style-name="P33" svg:width="0.712cm" svg:height="3.423cm" svg:x="1.037cm" svg:y="1.58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" draw:name="Forme5" draw:style-name="gr5" draw:text-style-name="P36" svg:width="2.763cm" svg:height="0.893cm" svg:x="-1.84cm" svg:y="2.99cm"><draw:text-box><text:p text:style-name="P35"><text:span text:style-name="T30">Num = 0 (fils)</text:span></text:p></draw:text-box></draw:frame><draw:frame text:anchor-type="paragraph" draw:z-index="5" draw:name="Forme6" draw:style-name="gr6" draw:text-style-name="P38" svg:width="8.612cm" svg:height="1.463cm" svg:x="-1.704cm" svg:y="4.708cm"><draw:text-box><text:p text:style-name="P37"><text:span text:style-name="T31">Signal.SIGUSR1</text:span><text:span text:style-name="T31"><text:line-break/></text:span><text:span text:style-name="T31">→ « le processus 18 a reçu SIGUSR1 » </text:span><text:span text:style-name="T32">(console)</text:span></text:p></draw:text-box></draw:frame><draw:custom-shape text:anchor-type="paragraph" draw:z-index="6" draw:name="Forme7" draw:style-name="gr7" draw:text-style-name="P33" svg:width="0.927cm" svg:height="2.795cm" svg:x="0.905cm" svg:y="5.9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7" draw:name="Forme8" draw:style-name="gr8" draw:text-style-name="P40" svg:width="2.465cm" svg:height="0.579cm" svg:x="-1.129cm" svg:y="6.858cm"><draw:text-box><text:p text:style-name="P39"><text:span text:style-name="T33">Sleep(1) </text:span><text:span text:style-name="T32">(os)</text:span></text:p></draw:text-box></draw:frame><draw:frame text:anchor-type="paragraph" draw:z-index="8" draw:name="Forme6" draw:style-name="gr9" draw:text-style-name="P42" svg:width="4.022cm" svg:height="1.95cm" svg:x="6.652cm" svg:y="0.208cm"><draw:text-box><text:p text:style-name="P41"><text:span text:style-name="T31">Signal.SIGUSR2</text:span></text:p><text:p text:style-name="P41"><text:span text:style-name="T31">→ </text:span><text:span text:style-name="T31">« le processus 17 a reçu SIGUSR2 » </text:span><text:span text:style-name="T32">(console)</text:span></text:p></draw:text-box></draw:frame><draw:frame text:anchor-type="paragraph" draw:z-index="9" draw:name="Forme6" draw:style-name="gr10" draw:text-style-name="P38" svg:width="6.203cm" svg:height="1.44cm" svg:x="-1.492cm" svg:y="8.89cm"><draw:text-box><text:p text:style-name="P37"><text:span text:style-name="T31">« bonjour je suis 18 » </text:span><text:span text:style-name="T32">(console)</text:span></text:p></draw:text-box></draw:frame><draw:custom-shape text:anchor-type="paragraph" draw:z-index="10" draw:name="Forme9" draw:style-name="gr11" draw:text-style-name="P33" svg:width="3.705cm" svg:height="0.664cm" svg:x="10.694cm" svg:y="0.4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name="Forme8" draw:style-name="gr8" draw:text-style-name="P40" svg:width="2.465cm" svg:height="0.579cm" svg:x="11.158cm" svg:y="-0.27cm"><draw:text-box><text:p text:style-name="P39"><text:span text:style-name="T33">Sleep(2) </text:span><text:span text:style-name="T32">(os)</text:span></text:p></draw:text-box></draw:frame><draw:frame text:anchor-type="paragraph" draw:z-index="12" draw:name="Forme6" draw:style-name="gr10" draw:text-style-name="P38" svg:width="4.414cm" svg:height="1.44cm" svg:x="14.589cm" svg:y="-0.584cm"><draw:text-box><text:p text:style-name="P37"><text:span text:style-name="T31">« bonjour je suis 17 » </text:span><text:span text:style-name="T32">(console)</text:span></text:p></draw:text-box></draw:frame><draw:frame text:anchor-type="paragraph" draw:z-index="13" draw:name="Forme10" draw:style-name="gr12" draw:text-style-name="P38" svg:width="4.786cm" svg:height="1.168cm" svg:x="-0.385cm" svg:y="9.504cm"><draw:text-box><text:p text:style-name="P37"><text:span text:style-name="T31">Signal.SIGUSR2 à 17</text:span></text:p></draw:text-box></draw:frame><draw:frame text:anchor-type="paragraph" draw:z-index="14" draw:name="Forme6" draw:style-name="gr9" draw:text-style-name="P42" svg:width="9.575cm" svg:height="1.95cm" svg:x="-2cm" svg:y="10.084cm"><draw:text-box><text:p text:style-name="P41"><text:span text:style-name="T31">→ </text:span><text:span text:style-name="T31">« le processus 17 a reçu SIGUSR2 » </text:span><text:span text:style-name="T32">(console)</text:span></text:p></draw:text-box></draw:frame><draw:frame text:anchor-type="paragraph" draw:z-index="15" draw:name="Forme6" draw:style-name="gr6" draw:text-style-name="P38" svg:width="4.654cm" svg:height="1.463cm" svg:x="14.346cm" svg:y="0.855cm"><draw:text-box><text:p text:style-name="P37"><text:span text:style-name="T31">Signal.SIGUSR1</text:span><text:span text:style-name="T31"><text:line-break/></text:span><text:span text:style-name="T31">→ « le processus 17 a reçu SIGUSR1 » </text:span><text:span text:style-name="T32">(console)</text:span></text:p></draw:text-box></draw:frame><draw:frame text:anchor-type="paragraph" draw:z-index="16" draw:name="Forme11" draw:style-name="gr13" draw:text-style-name="P40" svg:width="2.294cm" svg:height="1.17cm" svg:x="15.072cm" svg:y="2.558cm"><draw:text-box><text:p text:style-name="P39"><text:span text:style-name="T33">While True</text:span></text:p></draw:text-box></draw:frame><draw:frame text:anchor-type="paragraph" draw:z-index="17" draw:name="Forme11" draw:style-name="gr13" draw:text-style-name="P40" svg:width="2.294cm" svg:height="1.17cm" svg:x="0.453cm" svg:y="10.672cm"><draw:text-box><text:p text:style-name="P39"><text:span text:style-name="T33">While True</text:span></text:p></draw:text-box></draw:frame><draw:custom-shape text:anchor-type="paragraph" draw:z-index="18" draw:name="Forme12" draw:style-name="gr14" draw:text-style-name="P43" svg:width="3.749cm" svg:height="1.347cm" svg:x="-0.582cm" svg:y="0.22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)</text:p>
      <text:p text:style-name="P21">Console :</text:p>
      <text:p text:style-name="P2">le processus 17 a reçu <text:span text:style-name="T1">SIGUSR2</text:span></text:p>
      <text:p text:style-name="P3">le processus <text:span text:style-name="T23">18</text:span> a reçu SIGUSR1</text:p>
      <text:p text:style-name="P3">bonjour je suis <text:span text:style-name="T23">18</text:span></text:p>
      <text:p text:style-name="P3">le processus 17 a reçu SIGUSR2</text:p>
      <text:p text:style-name="P3">bonjour je suis 17</text:p>
      <text:p text:style-name="P3">le processus 17 a reçu SIGUSR1</text:p>
      <text:p text:style-name="P3"/>
      <text:p text:style-name="P22">2)</text:p>
      <text:p text:style-name="P4">Les signaux provenant du fils ne sont jamais envoyés, et ainsi ce dernier n’affiche jamais « <text:span text:style-name="T1">le processus 0 a reçu SIGUSR1 » </text:span>et <text:span text:style-name="T8">« le processus 17 a reçu SIGUSR2 » dans la console.</text:span></text:p>
      <text:p text:style-name="P4"/>
      <text:p text:style-name="P23">Exercice 2 :</text:p>
      <text:p text:style-name="P24"/>
      <text:p text:style-name="P24">1)</text:p>
      <text:p text:style-name="P8"><text:span text:style-name="T14">from signal import *</text:span></text:p>
      <text:p text:style-name="P12"><text:span text:style-name="T14">f</text:span><text:span text:style-name="T9">rom os import *</text:span></text:p>
      <text:p text:style-name="P8"><text:span text:style-name="T14"/></text:p>
      <text:p text:style-name="P8"><text:span text:style-name="T12">global nb</text:span></text:p>
      <text:p text:style-name="P14"><text:span text:style-name="T12">n</text:span><text:span text:style-name="T9">b = 0</text:span></text:p>
      <text:p text:style-name="P5"><text:span text:style-name="T12"/></text:p>
      <text:p text:style-name="P5"><text:span text:style-name="T9">def trait1 (num, frame):</text:span></text:p>
      <text:p text:style-name="P7"><text:span text:style-name="T9"><text:tab/>print("j’ai reçu SIGUSR1")</text:span></text:p>
      <text:p text:style-name="P6"><text:span text:style-name="T12"><text:tab/>nb += 1</text:span></text:p>
      <text:p text:style-name="P6"><text:span text:style-name="T12"/></text:p>
      <text:p text:style-name="P28"><text:span text:style-name="T4">d</text:span><text:span text:style-name="T5">ef trait2 (num, frame):</text:span></text:p>
      <text:p text:style-name="P28"><text:span text:style-name="T5"><text:tab/></text:span><text:span text:style-name="T7">num = fork()</text:span></text:p>
      <text:p text:style-name="P28"><text:soft-page-break/><text:span text:style-name="T7"/></text:p>
      <text:p text:style-name="P28"><text:span text:style-name="T7"><text:tab/>if num == 0:</text:span></text:p>
      <text:p text:style-name="P29"><text:span text:style-name="T2"><text:tab/><text:tab/></text:span><text:span text:style-name="T6">exelclp(</text:span><text:span text:style-name="T3">"/</text:span><text:span text:style-name="T6">usr/bin/xclock</text:span><text:span text:style-name="T3">", "</text:span><text:span text:style-name="T6">xclock</text:span><text:span text:style-name="T3">"</text:span><text:span text:style-name="T6">)</text:span></text:p>
      <text:p text:style-name="P28"><text:span text:style-name="T2"/></text:p>
      <text:p text:style-name="P10"><text:span text:style-name="T9">signal(SIGUSR1, trait1)</text:span></text:p>
      <text:p text:style-name="P11"><text:span text:style-name="T9">signal(SIGUSR</text:span><text:span text:style-name="T16">2</text:span><text:span text:style-name="T9">, trait</text:span><text:span text:style-name="T16">2</text:span><text:span text:style-name="T9">)</text:span></text:p>
      <text:p text:style-name="P10"><text:span text:style-name="T9"/></text:p>
      <text:p text:style-name="P9"><text:span text:style-name="T9">while </text:span><text:span text:style-name="T13">nb &lt; 5</text:span><text:span text:style-name="T9">:</text:span></text:p>
      <text:p text:style-name="P9"><text:span text:style-name="T9"><text:tab/>_ = False</text:span></text:p>
      <text:p text:style-name="P9"><text:span text:style-name="T9"/></text:p>
      <text:p text:style-name="P13"><text:span text:style-name="T9">print(</text:span><text:span text:style-name="T17">"</text:span><text:span text:style-name="T9">je me termine</text:span><text:span text:style-name="T17">"</text:span><text:span text:style-name="T9">)</text:span></text:p>
      <text:p text:style-name="P25"/>
      <text:p text:style-name="P27">Exercice 3 :</text:p>
      <text:p text:style-name="P26"/>
      <text:p text:style-name="P31"><text:span text:style-name="T25">from</text:span><text:span text:style-name="T21"> time </text:span><text:span text:style-name="T25">import</text:span><text:span text:style-name="T21"> *</text:span></text:p>
      <text:p text:style-name="P30"><text:span text:style-name="T24">from</text:span> os <text:span text:style-name="T24">import</text:span> *</text:p>
      <text:p text:style-name="P32"/>
      <text:p text:style-name="P30"><text:span text:style-name="T26">global</text:span> fpid</text:p>
      <text:p text:style-name="P32"/>
      <text:p text:style-name="P30">sleep(<text:span text:style-name="T27">1</text:span>)</text:p>
      <text:p text:style-name="P30"><text:span text:style-name="T28">print</text:span>(<text:span text:style-name="T29">"bonjour"</text:span>)</text:p>
      <text:p text:style-name="P30">sleep(<text:span text:style-name="T27">1</text:span>)</text:p>
      <text:p text:style-name="P32"/>
      <text:p text:style-name="P30">num = fork()</text:p>
      <text:p text:style-name="P32"/>
      <text:p text:style-name="P30"><text:span text:style-name="T24">if</text:span> num != <text:span text:style-name="T27">0</text:span>:</text:p>
      <text:p text:style-name="P30"><text:span text:style-name="T28">print</text:span>(<text:span text:style-name="T29">"pid du fils :"</text:span>, fpid)</text:p>
      <text:p text:style-name="P30">sleep(<text:span text:style-name="T27">10</text:span>)</text:p>
      <text:p text:style-name="P30">kill(num, <text:span text:style-name="T27">9</text:span>)</text:p>
      <text:p text:style-name="P30">sleep(<text:span text:style-name="T27">2</text:span>)</text:p>
      <text:p text:style-name="P30">kill(getpid(), <text:span text:style-name="T27">9</text:span>)</text:p>
      <text:p text:style-name="P32"/>
      <text:p text:style-name="P30"><text:span text:style-name="T24">else</text:span>:</text:p>
      <text:p text:style-name="P30">fpid = getpid()</text:p>
      <text:p text:style-name="P30"><text:span text:style-name="T28">print</text:span>(<text:span text:style-name="T29">"pid du fils :"</text:span>, fpid)</text:p>
      <text:p text:style-name="P30"><text:span text:style-name="T28">print</text:span>(<text:span text:style-name="T29">"pid du père :"</text:span>, getppid())</text:p>
      <text:p text:style-name="P32"/>
      <text:p text:style-name="P30"><text:span text:style-name="T24">while</text:span> <text:span text:style-name="T26">True</text:span>:</text:p>
      <text:p text:style-name="P30"><text:span text:style-name="T28">print</text:span>(<text:span text:style-name="T29">"salut"</text:span>)</text:p>
      <text:p text:style-name="P30">sleep(<text:span text:style-name="T27">1</text:span>)</text:p>
      <text:p text:style-name="P1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5:51:23.985277407</meta:creation-date>
    <dc:date>2021-11-24T17:06:08.824672050</dc:date>
    <meta:editing-duration>PT10M55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49" meta:word-count="177" meta:character-count="952" meta:non-whitespace-character-count="817"/>
  </office:meta>
</office:document-meta>
</file>